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3" style:family="table-column">
      <style:table-column-properties fo:break-before="auto" style:column-width="2.3866in"/>
    </style:style>
    <style:style style:name="co34" style:family="table-column">
      <style:table-column-properties fo:break-before="auto" style:column-width="1.007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1.2291in"/>
    </style:style>
    <style:style style:name="co37" style:family="table-column">
      <style:table-column-properties fo:break-before="auto" style:column-width="0.6929in"/>
    </style:style>
    <style:style style:name="co38" style:family="table-column">
      <style:table-column-properties fo:break-before="auto" style:column-width="1.1008in"/>
    </style:style>
    <style:style style:name="co39" style:family="table-column">
      <style:table-column-properties fo:break-before="auto" style:column-width="1.3862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57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/>
    <style:style style:name="ce17" style:family="table-cell" style:parent-style-name="Default" style:data-style-name="N99"/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06in" table:end-y="0.1287in" draw:z-index="1" draw:style-name="gr1" svg:width="7.8437in" svg:height="2.7571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73in" svg:height="0.0248in" svg:x="0.678in" svg:y="0.1563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059in" svg:x="0.9126in" svg:y="0.1594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063in" svg:x="0.9126in" svg:y="0.1717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63in" svg:height="3.8449in" svg:x="1.1646in" svg:y="0.1583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5in" svg:height="3.8449in" svg:x="1.1646in" svg:y="0.1689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6" table:end-x="0.3142in" table:end-y="0.0504in" draw:z-index="2" draw:style-name="gr1" svg:width="8.013in" svg:height="3.6354in" svg:x="0.3331in" svg:y="0.1488in">
              <draw:object draw:notify-on-update-of-ranges="'PCA Conf (multiple rules, types)'.R3:'PCA Conf (multiple rules, types)'.R10 'PCA Confidence'.J2:'PCA Confidence'.J28 'PCA Confidence'.A1:'PCA Confidence'.A1 'PCA Confidence'.M2:'PCA Confidence'.M28 'PCA Conf (multiple rules, types)'.S3:'PCA Conf (multiple rules, types)'.S10 'PCA Conf (multiple rules, types)'.R2:'PCA Conf (multiple rules, types)'.R2 'PCA Conf (multiple rules, types)'.R3:'PCA Conf (multiple rules, types)'.R10 'Std Confidence'.J2:'Std Confidence'.J46 'Std Confidence'.A1:'Std Confidence'.A1 'Std Confidence'.M2:'Std Confidence'.M46 'PCA Conf (types)'.Q4:'PCA Conf (types)'.Q11 'PCA Conf (types)'.P3:'PCA Conf (types)'.P3 'PCA Conf (types)'.P4:'PCA Conf (types)'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ce14"/>
        <table:table-column table:style-name="co10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4, 0.3)</text:p>
          </table:table-cell>
          <table:table-cell table:formula="of:=[.B202]" office:value-type="float" office:value="15590" calcext:value-type="float">
            <text:p>15590</text:p>
          </table:table-cell>
          <table:table-cell table:formula="of:=COUNTIF([.F203:.F232]; &quot;=True&quot;)" office:value-type="float" office:value="8" calcext:value-type="float">
            <text:p>8</text:p>
          </table:table-cell>
          <table:table-cell table:formula="of:=COUNTIF([.F203:.F232]; &quot;=False&quot;)" office:value-type="float" office:value="8" calcext:value-type="float">
            <text:p>8</text:p>
          </table:table-cell>
          <table:table-cell table:formula="of:=COUNTIF([.F203:.F232]; &quot;=Unknown&quot;)" office:value-type="float" office:value="14" calcext:value-type="float">
            <text:p>14</text:p>
          </table:table-cell>
          <table:table-cell table:formula="of:=[.J10]/([.J10]+[.K10])" office:value-type="float" office:value="0.5" calcext:value-type="float">
            <text:p>0.5</text:p>
          </table:table-cell>
          <table:table-cell table:formula="of:=[.N9]+[.J10]" office:value-type="float" office:value="119" calcext:value-type="float">
            <text:p>119</text:p>
          </table:table-cell>
          <table:table-cell table:formula="of:=[.K10]+[.O9]" office:value-type="float" office:value="59" calcext:value-type="float">
            <text:p>59</text:p>
          </table:table-cell>
          <table:table-cell table:formula="of:=[.N10]/([.N10]+[.O10])" office:value-type="float" office:value="0.668539325842697" calcext:value-type="float">
            <text:p>0.6685393258</text:p>
          </table:table-cell>
          <table:table-cell table:formula="of:=[.I10]+[.Q9]" office:value-type="float" office:value="141713" calcext:value-type="float">
            <text:p>141713</text:p>
          </table:table-cell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3, 0.2)</text:p>
          </table:table-cell>
          <table:table-cell table:formula="of:=[.B234]" office:value-type="float" office:value="204582" calcext:value-type="float">
            <text:p>204582</text:p>
          </table:table-cell>
          <table:table-cell table:formula="of:=COUNTIF([.F235:.F265]; &quot;=True&quot;)" office:value-type="float" office:value="12" calcext:value-type="float">
            <text:p>12</text:p>
          </table:table-cell>
          <table:table-cell table:formula="of:=COUNTIF([.F235:.F265]; &quot;=False&quot;)" office:value-type="float" office:value="13" calcext:value-type="float">
            <text:p>13</text:p>
          </table:table-cell>
          <table:table-cell table:formula="of:=COUNTIF([.F235:.F265]; &quot;=Unknown&quot;)" office:value-type="float" office:value="6" calcext:value-type="float">
            <text:p>6</text:p>
          </table:table-cell>
          <table:table-cell table:formula="of:=[.J11]/([.J11]+[.K11])" office:value-type="float" office:value="0.48" calcext:value-type="float">
            <text:p>0.48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K11]+[.O10]" office:value-type="float" office:value="72" calcext:value-type="float">
            <text:p>72</text:p>
          </table:table-cell>
          <table:table-cell table:formula="of:=[.N11]/([.N11]+[.O11])" office:value-type="float" office:value="0.645320197044335" calcext:value-type="float">
            <text:p>0.645320197</text:p>
          </table:table-cell>
          <table:table-cell table:formula="of:=[.I11]+[.Q10]" office:value-type="float" office:value="346295" calcext:value-type="float">
            <text:p>346295</text:p>
          </table:table-cell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office:value-type="float" office:value="15590" calcext:value-type="float">
            <text:p>15590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erzy_Z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econd_Polish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Dicke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an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zmul_Zygielboj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sa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nny_K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bba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Kee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el-Dominique_Boyé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dré_Mas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ja_Hajdu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._Ramases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_Friedrich_Kers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kolai_Ladovsk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McNally,_Baron_McNal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Hornblow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e_Caban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co_Dome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_Gill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wart_Jack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rack_Gould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manath_Tago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Uday_Sah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tyana_Goliko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spars_Liep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ison_Pinea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nut_Wick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e_Boy_Gr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rikrishna_Rau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c_Fein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Dakot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_Philb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ta_Levi-Montalc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office:value-type="float" office:value="204582" calcext:value-type="float">
            <text:p>20458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Douglas_R._Campb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gary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rquato_Tass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rik_O'Rega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nstantin_Daniel_Stah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ucharest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rk_Wat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_Mabry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Fitzpatrick_(acto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maha,_Nebrask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nichi_Suwab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oky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kijirM_Lnish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amba,_HyMg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ouse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ph_Sydney_Yo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dro_Tomaš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A._Sieb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stings,_Minnesota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_Hoed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io_Argento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Cat_o'_Nine_Tails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mar_Abdel_Aziz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airo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C._Cla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Nicholas_II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terb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niero_Colasa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pal_States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ylor_Nichol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uisville,_Kentucky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Schüb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eilbron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C._Saw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kron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n_Walla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range_County,_Florida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well_S._Rip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orthington,_Ohi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ssell_Cheu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ng_Kong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sabella_of_Franc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zo_G._Castella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el_Polla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kokie,_Illinois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k_Gre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rk_(city)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Vajd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ncenz_Mü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azi_German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7:05:51.745657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03-26T17:52:29.130541327</dc:date>
    <meta:editing-duration>P11DT1H14M52S</meta:editing-duration>
    <meta:editing-cycles>101</meta:editing-cycles>
    <meta:generator>LibreOffice/4.2.7.2$Linux_X86_64 LibreOffice_project/420m0$Build-2</meta:generator>
    <meta:document-statistic meta:table-count="7" meta:cell-count="66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54cm" svg:height="9.235cm" xlink:href=".." xlink:type="simple" chart:class="chart:scatter" chart:column-mapping="0" chart:style-name="ch1">
        <chart:legend svg:x="13.981cm" svg:y="0cm" style:legend-expansion="custom" chartooo:width="6.293cm" chartooo:height="2.101cm" style:legend-expansion-aspect-ratio="2.99524036173251" chart:style-name="ch2"/>
        <chart:plot-area chart:style-name="ch3" table:cell-range-address="'PCA Conf (multiple rules, types)'.R2:'PCA Conf (multiple rules, types)'.R10 'PCA Confidence'.J2:'PCA Confidence'.J28 'PCA Confidence'.A1:'PCA Confidence'.A1 'PCA Confidence'.M2:'PCA Confidence'.M28 'Std Confidence'.A1:'Std Confidence'.A1 'Std Confidence'.M2:'Std Confidence'.M46 'PCA Conf (types)'.P3:'PCA Conf (types)'.P11" chart:data-source-has-labels="both" svg:x="2.915cm" svg:y="0.148cm" svg:width="17.112cm" svg:height="7.208cm">
          <chartooo:coordinate-region svg:x="3.695cm" svg:y="0.387cm" svg:width="15.695cm" svg:height="6.243cm"/>
          <chart:axis chart:dimension="x" chart:name="primary-x" chart:style-name="ch4" chartooo:axis-type="auto">
            <chart:title svg:x="6.863cm" svg:y="7.541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1.603cm" svg:y="6.302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PCA Conf (multiple rules, types)'.R3:'PCA Conf (multiple rules, types)'.R10" chart:label-cell-address="'PCA Conf (multiple rules, types)'.R2:'PCA Conf (multiple rules, types)'.R2" chart:class="chart:scatter">
            <chart:domain table:cell-range-address="'PCA Conf (multiple rules, types)'.S3:'PCA Conf (multiple rules, types)'.S10"/>
            <chart:data-point chart:repeated="8"/>
          </chart:series>
          <chart:series chart:style-name="ch11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2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PCA types + multiples rules</text:p>
                <draw:g>
                  <svg:desc>'PCA Conf (multiple rules, types)'.R2:'PCA Conf (multiple rules, types)'.R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types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664">
                <text:p>1664</text:p>
                <draw:g>
                  <svg:desc>'PCA Conf (multiple rules, types)'.S3:'PCA Conf (multiple rules, types)'.S10</svg:desc>
                </draw:g>
              </table:table-cell>
              <table:table-cell office:value-type="float" office:value="1">
                <text:p>1</text:p>
                <draw:g>
                  <svg:desc>'PCA Conf (multiple rules, types)'.R3:'PCA Conf (multiple rules, types)'.R10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8333">
                <text:p>8333</text:p>
              </table:table-cell>
              <table:table-cell office:value-type="float" office:value="0.775">
                <text:p>0.775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9061">
                <text:p>9061</text:p>
              </table:table-cell>
              <table:table-cell office:value-type="float" office:value="0.773584905660377">
                <text:p>0.773584905660377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10861">
                <text:p>10861</text:p>
              </table:table-cell>
              <table:table-cell office:value-type="float" office:value="0.805970149253731">
                <text:p>0.80597014925373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5536">
                <text:p>15536</text:p>
              </table:table-cell>
              <table:table-cell office:value-type="float" office:value="0.831325301204819">
                <text:p>0.831325301204819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17063">
                <text:p>17063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22412">
                <text:p>22412</text:p>
              </table:table-cell>
              <table:table-cell office:value-type="float" office:value="0.754237288135593">
                <text:p>0.754237288135593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27309">
                <text:p>27309</text:p>
              </table:table-cell>
              <table:table-cell office:value-type="float" office:value="0.644927536231884">
                <text:p>0.644927536231884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